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45pt"/>
    </style:style>
    <style:style style:name="P2" style:family="paragraph" style:parent-style-name="Standard" style:list-style-name="L1"/>
    <style:style style:name="P3" style:family="paragraph" style:parent-style-name="Standard">
      <style:text-properties officeooo:rsid="000c6a70" officeooo:paragraph-rsid="000c6a70"/>
    </style:style>
    <style:style style:name="P4" style:family="paragraph" style:parent-style-name="Standard" style:master-page-name="">
      <loext:graphic-properties draw:fill="none"/>
      <style:paragraph-properties fo:margin-left="0cm" fo:margin-right="-2.101cm" fo:text-indent="0cm" style:auto-text-indent="false" style:page-number="auto" fo:background-color="transparent"/>
      <style:text-properties officeooo:rsid="000c6a70" officeooo:paragraph-rsid="000c6a70"/>
    </style:style>
    <style:style style:name="P5" style:family="paragraph" style:parent-style-name="Standard" style:list-style-name="L1">
      <style:text-properties officeooo:rsid="000c6a70" officeooo:paragraph-rsid="000c6a7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25cm" fo:text-indent="-0.635cm" fo:margin-left="1.42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6cm" fo:text-indent="-0.635cm" fo:margin-left="2.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95cm" fo:text-indent="-0.635cm" fo:margin-left="2.69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3cm" fo:text-indent="-0.635cm" fo:margin-left="3.3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65cm" fo:text-indent="-0.635cm" fo:margin-left="3.96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cm" fo:text-indent="-0.635cm" fo:margin-left="4.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35cm" fo:text-indent="-0.635cm" fo:margin-left="5.2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7cm" fo:text-indent="-0.635cm" fo:margin-left="5.8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05cm" fo:text-indent="-0.635cm" fo:margin-left="6.50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4cm" fo:text-indent="-0.635cm" fo:margin-left="7.14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ples</text:p>
      <text:list xml:id="list1347429518" text:style-name="L1">
        <text:list-item>
          <text:p text:style-name="P2">Like list tuples are also ordered collection of data</text:p>
        </text:list-item>
        <text:list-item>
          <text:p text:style-name="P2">Unchangeable</text:p>
        </text:list-item>
        <text:list-item>
          <text:p text:style-name="P2">Iterable</text:p>
        </text:list-item>
        <text:list-item>
          <text:p text:style-name="P2">Can be interogenous</text:p>
        </text:list-item>
        <text:list-item>
          <text:p text:style-name="P5">indexing and slicing work on tuple </text:p>
        </text:list-item>
        <text:list-item>
          <text:p text:style-name="P5">its <text:s/>immutable</text:p>
        </text:list-item>
      </text:list>
      <text:p text:style-name="Standard"/>
      <text:p text:style-name="Standard"/>
      <text:p text:style-name="P3">example :- </text:p>
      <text:p text:style-name="P3">&gt;&gt;planets = (“mercury”, ”venus”, ”earth”, ” mars”, ”jupiter”, ”saturn”,”Uranus”, ”Neptune”)</text:p>
      <text:p text:style-name="P3">&gt;&gt;type(planets)</text:p>
      <text:p text:style-name="P3">&lt;type = tuples&gt;</text:p>
      <text:p text:style-name="P3">&gt;&gt;pplanets[1]</text:p>
      <text:p text:style-name="P3">venus</text:p>
      <text:p text:style-name="P4">&gt;&gt;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5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5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078cm" fo:margin-right="2.01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1:42:55.754722646</meta:creation-date>
    <dc:date>2023-11-13T11:57:22.204368107</dc:date>
    <meta:editing-duration>PT4M16S</meta:editing-duration>
    <meta:editing-cycles>1</meta:editing-cycles>
    <meta:document-statistic meta:table-count="0" meta:image-count="0" meta:object-count="0" meta:page-count="1" meta:paragraph-count="14" meta:word-count="48" meta:character-count="310" meta:non-whitespace-character-count="279"/>
    <meta:generator>LibreOffice/7.3.7.2$Linux_X86_64 LibreOffice_project/30$Build-2</meta:generator>
  </office:meta>
</office:document-meta>
</file>